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fill-color="#ffffff" draw:opacity="27%" draw:textarea-horizontal-align="justify" draw:textarea-vertical-align="middle" draw:auto-grow-height="false" fo:min-height="0.11cm" fo:min-width="4.081cm" draw:shadow-opacity="27%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ff" draw:opacity="27%" draw:textarea-horizontal-align="justify" draw:textarea-vertical-align="middle" draw:auto-grow-height="false" fo:min-height="0.11cm" fo:min-width="4.847cm" draw:shadow-opacity="27%"/>
    </style:style>
    <style:style style:name="gr7" style:family="graphic" style:parent-style-name="standard">
      <style:graphic-properties svg:stroke-color="#c5000b" draw:fill="solid" draw:fill-color="#ffffff" draw:opacity="25%" draw:textarea-horizontal-align="justify" draw:textarea-vertical-align="middle" draw:auto-grow-height="false" fo:min-height="0cm" fo:min-width="2.554cm" draw:shadow-offset-x="0.203cm" draw:shadow-offset-y="0.203cm" draw:shadow-opacity="25%"/>
    </style:style>
    <style:style style:name="gr8" style:family="graphic" style:parent-style-name="standard">
      <style:graphic-properties svg:stroke-color="#c5000b" draw:fill="solid" draw:fill-color="#ffffff" draw:opacity="25%" draw:textarea-horizontal-align="justify" draw:textarea-vertical-align="middle" draw:auto-grow-height="false" fo:min-height="0cm" fo:min-width="3.04cm" draw:shadow-offset-x="0.203cm" draw:shadow-offset-y="0.203cm" draw:shadow-opacity="25%"/>
    </style:style>
    <style:style style:name="gr9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2cm" svg:y1="18.273cm" svg:x2="1.952cm" svg:y2="9.255cm">
          <text:p/>
        </draw:line>
        <draw:line draw:style-name="gr1" draw:text-style-name="P1" draw:layer="layout" svg:x1="1.889cm" svg:y1="18.334cm" svg:x2="16.622cm" svg:y2="18.338cm">
          <text:p/>
        </draw:line>
        <draw:line draw:style-name="gr2" draw:text-style-name="P1" draw:layer="layout" svg:x1="2.033cm" svg:y1="10.622cm" svg:x2="15.333cm" svg:y2="18.302cm">
          <text:p/>
        </draw:line>
        <draw:custom-shape draw:style-name="gr3" draw:text-style-name="P1" draw:layer="layout" svg:width="6.477cm" svg:height="0.508cm" svg:x="4.68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07cm" svg:height="0.873cm" svg:x="2.016cm" svg:y="9.0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3.283cm" svg:height="0.962cm" svg:x="6.353cm" svg:y="18.653cm">
          <draw:text-box>
            <text:p>separatrix</text:p>
          </draw:text-box>
        </draw:frame>
        <draw:line draw:style-name="gr2" draw:text-style-name="P1" draw:layer="layout" svg:x1="4.619cm" svg:y1="18.273cm" svg:x2="4.619cm" svg:y2="12.049cm">
          <text:p/>
        </draw:line>
        <draw:line draw:style-name="gr2" draw:text-style-name="P1" draw:layer="layout" svg:x1="11.19cm" svg:y1="18.274cm" svg:x2="11.19cm" svg:y2="15.859cm">
          <text:p/>
        </draw:line>
        <draw:custom-shape draw:style-name="gr6" draw:text-style-name="P1" draw:layer="layout" svg:width="7.561cm" svg:height="0.508cm" draw:transform="rotate (-0.523598775598299) translate (4.748cm 11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318cm" svg:height="0.254cm" svg:x="5.707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006cm" svg:height="0.254cm" draw:transform="rotate (-0.523598775598299) translate (5.759cm 12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017cm" svg:y1="18.272cm" svg:x2="10.017cm" svg:y2="15.224cm">
          <text:p/>
        </draw:line>
        <draw:line draw:style-name="gr9" draw:text-style-name="P1" draw:layer="layout" svg:x1="5.717cm" svg:y1="18.272cm" svg:x2="5.699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2-22T14:16:17.010641328</meta:creation-date>
    <dc:date>2019-02-22T14:24:30.351537086</dc:date>
    <dc:creator>Alexander Aksentev</dc:creator>
    <meta:editing-duration>PT8M13S</meta:editing-duration>
    <meta:editing-cycles>1</meta:editing-cycles>
    <meta:document-statistic meta:object-count="13"/>
    <meta:generator>LibreOffice/4.3.3.2$Linux_X86_64 LibreOffice_project/430m0$Build-2</meta:generator>
  </office:meta>
</office:document-meta>
</file>

<file path=Object 1/content.xml><?xml version="1.0" encoding="utf-8"?>
<math xmlns="http://www.w3.org/1998/Math/MathML" display="block">
  <semantics>
    <msub>
      <mi mathvariant="normal">ν</mi>
      <mi>s</mi>
    </msub>
    <annotation encoding="StarMath 5.0">%nu_s</annotation>
  </semantics>
</math>
</file>